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5cm" style:rel-column-width="2505*"/>
    </style:style>
    <style:style style:name="Table1.B" style:family="table-column">
      <style:table-column-properties style:column-width="12.585cm" style:rel-column-width="714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415cm" style:rel-column-width="2505*"/>
    </style:style>
    <style:style style:name="Table2.B" style:family="table-column">
      <style:table-column-properties style:column-width="12.585cm" style:rel-column-width="714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38de5" officeooo:paragraph-rsid="00038de5" style:font-weight-asian="bold" style:font-weight-complex="bold"/>
    </style:style>
    <style:style style:name="P2" style:family="paragraph" style:parent-style-name="Table_20_Contents">
      <style:text-properties officeooo:rsid="00038de5" officeooo:paragraph-rsid="00038de5"/>
    </style:style>
    <style:style style:name="P3" style:family="paragraph" style:parent-style-name="Table_20_Contents">
      <style:text-properties officeooo:rsid="00039047" officeooo:paragraph-rsid="00039047"/>
    </style:style>
    <style:style style:name="P4" style:family="paragraph" style:parent-style-name="Standard">
      <style:text-properties officeooo:rsid="00038de5" officeooo:paragraph-rsid="00038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gents</text:p>
      <text:p text:style-name="P1">Tool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hatML</text:p>
          </table:table-cell>
          <table:table-cell table:style-name="Table1.B1" office:value-type="string">
            <text:p text:style-name="P2">Standard from OpenAI (and many other) to specify messages:</text:p>
            <text:p text:style-name="P2">&lt;im_start&gt;system … &lt;im_end&gt;</text:p>
          </table:table-cell>
        </table:table-row>
        <table:table-row>
          <table:table-cell table:style-name="Table1.A2" office:value-type="string">
            <text:p text:style-name="P3">OpenAI Agents SDK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4"/>
      <text:p text:style-name="P4"/>
      <text:p text:style-name="P1">Glossar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MAS</text:p>
          </table:table-cell>
          <table:table-cell table:style-name="Table2.B1" office:value-type="string">
            <text:p text:style-name="P3">Multi-Agent-System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09:25:28.471936836</meta:creation-date>
    <dc:title>ERTI_default</dc:title>
    <meta:editing-duration>PT25M34S</meta:editing-duration>
    <meta:editing-cycles>3</meta:editing-cycles>
    <meta:generator>LibreOffice/24.8.7.2$Linux_X86_64 LibreOffice_project/480$Build-2</meta:generator>
    <dc:date>2025-09-10T09:51:02.575271572</dc:date>
    <meta:document-statistic meta:table-count="2" meta:image-count="0" meta:object-count="0" meta:page-count="1" meta:paragraph-count="9" meta:word-count="21" meta:character-count="148" meta:non-whitespace-character-count="136"/>
    <meta:template xlink:type="simple" xlink:actuate="onRequest" xlink:title="ERTI_default" xlink:href="../../../../../Templates/ERTI_default.ott" meta:date="2025-09-10T09:25:28.017889314"/>
  </office:meta>
</office:document-meta>
</file>